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, monospace"/>
    <style:font-face style:name="DejaVu Sans" svg:font-family="'DejaVu Sans', Arial, Helvetica, sans-serif"/>
    <style:font-face style:name="OpenSymbol" svg:font-family="OpenSymbol"/>
    <style:font-face style:name="Arial1" svg:font-family="Arial" style:font-family-generic="swiss"/>
    <style:font-face style:name="Segoe UI" svg:font-family="'Segoe UI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506cm" fo:margin-left="2.494cm" table:align="left"/>
    </style:style>
    <style:style style:name="Tabla1.A" style:family="table-column">
      <style:table-column-properties style:column-width="15.506cm"/>
    </style:style>
    <style:style style:name="Tabla1.A1" style:family="table-cell">
      <style:table-cell-properties style:vertical-align="middle" fo:padding="0.079cm" fo:border="none"/>
    </style:style>
    <style:style style:name="Tabla1.2" style:family="table-row">
      <style:table-row-properties fo:background-color="#ffffff">
        <style:background-image/>
      </style:table-row-properties>
    </style:style>
    <style:style style:name="Tabla2" style:family="table">
      <style:table-properties style:width="15.506cm" fo:margin-left="2.494cm" table:align="left"/>
    </style:style>
    <style:style style:name="Tabla2.A" style:family="table-column">
      <style:table-column-properties style:column-width="6.6cm"/>
    </style:style>
    <style:style style:name="Tabla2.B" style:family="table-column">
      <style:table-column-properties style:column-width="8.906cm"/>
    </style:style>
    <style:style style:name="Tabla2.A1" style:family="table-cell">
      <style:table-cell-properties style:vertical-align="middle" fo:padding="0.079cm" fo:border="none"/>
    </style:style>
    <style:style style:name="Tabla2.2" style:family="table-row">
      <style:table-row-properties fo:background-color="#ffffff">
        <style:background-image/>
      </style:table-row-properties>
    </style:style>
    <style:style style:name="Tabla2.3" style:family="table-row">
      <style:table-row-properties fo:background-color="#eeeeef">
        <style:background-image/>
      </style:table-row-properties>
    </style:style>
    <style:style style:name="P1" style:family="paragraph" style:parent-style-name="Text_20_body" style:master-page-name="HTML">
      <style:paragraph-properties fo:margin-top="0cm" fo:margin-bottom="0cm" style:page-number="auto"/>
    </style:style>
    <style:style style:name="P2" style:family="paragraph" style:parent-style-name="Text_20_body">
      <style:paragraph-properties fo:margin-top="0cm" fo:margin-bottom="0cm" fo:text-align="center" style:justify-single-word="false"/>
    </style:style>
    <style:style style:name="P3" style:family="paragraph" style:parent-style-name="Text_20_body" style:list-style-name="L1">
      <style:paragraph-properties fo:margin-top="0cm" fo:margin-bottom="0cm" fo:padding="0cm" fo:border="none"/>
    </style:style>
    <style:style style:name="P4" style:family="paragraph" style:parent-style-name="Text_20_body" style:list-style-name="L3">
      <style:paragraph-properties fo:margin-top="0cm" fo:margin-bottom="0cm" fo:padding="0cm" fo:border="none"/>
    </style:style>
    <style:style style:name="P5" style:family="paragraph" style:parent-style-name="Text_20_body" style:list-style-name="L1">
      <style:paragraph-properties fo:margin-left="0.529cm" fo:margin-right="0.529cm" fo:margin-top="0cm" fo:margin-bottom="0cm" fo:text-indent="0cm" style:auto-text-indent="false"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P7" style:family="paragraph" style:parent-style-name="Text_20_body" style:list-style-name="L3">
      <style:paragraph-properties fo:padding="0cm" fo:border="none"/>
    </style:style>
    <style:style style:name="P8" style:family="paragraph" style:parent-style-name="Table_20_Contents">
      <style:paragraph-properties fo:padding="0cm" fo:border="none"/>
      <style:text-properties fo:font-size="14pt" style:font-size-asian="14pt" style:font-size-complex="14pt"/>
    </style:style>
    <style:style style:name="P9" style:family="paragraph" style:parent-style-name="Preformatted_20_Text" style:list-style-name="L2">
      <style:paragraph-properties fo:margin-top="0cm" fo:margin-bottom="0.499cm" fo:padding="0cm" fo:border="none"/>
    </style:style>
    <style:style style:name="P10" style:family="paragraph" style:parent-style-name="Preformatted_20_Text" style:list-style-name="L4">
      <style:paragraph-properties fo:margin-top="0cm" fo:margin-bottom="0.499cm" fo:padding="0cm" fo:border="none"/>
    </style:style>
    <style:style style:name="P11" style:family="paragraph" style:parent-style-name="Preformatted_20_Text" style:list-style-name="L2">
      <style:paragraph-properties fo:padding="0cm" fo:border="none"/>
    </style:style>
    <style:style style:name="P12" style:family="paragraph" style:parent-style-name="Preformatted_20_Text" style:list-style-name="L4">
      <style:paragraph-properties fo:padding="0cm" fo:border="none"/>
    </style:style>
    <style:style style:name="P13" style:family="paragraph" style:parent-style-name="Heading_20_4" style:list-style-name="L4">
      <style:paragraph-properties fo:padding="0cm" fo:border="none"/>
    </style:style>
    <style:style style:name="P14" style:family="paragraph" style:parent-style-name="Heading_20_4">
      <style:paragraph-properties fo:padding="0cm" fo:border="none"/>
      <style:text-properties fo:font-size="14pt" style:font-size-asian="14pt" style:font-size-complex="14pt"/>
    </style:style>
    <style:style style:name="P15" style:family="paragraph" style:parent-style-name="Encabezado_20_2.title">
      <style:paragraph-properties fo:margin-left="0.794cm" fo:margin-right="0.794cm" fo:text-indent="0cm" style:auto-text-indent="false" fo:padding="0cm" fo:border="none"/>
      <style:text-properties fo:font-size="20pt" style:text-underline-style="solid" style:text-underline-width="auto" style:text-underline-color="font-color" style:font-size-asian="20pt" style:font-size-complex="20pt"/>
    </style:style>
    <style:style style:name="P16" style:family="paragraph" style:parent-style-name="Heading_20_3" style:list-style-name="L3">
      <style:paragraph-properties fo:padding="0cm" fo:border="none"/>
    </style:style>
    <style:style style:name="P17" style:family="paragraph" style:parent-style-name="Heading_20_3" style:list-style-name="L4">
      <style:paragraph-properties fo:padding="0cm" fo:border="non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15" text:outline-level="2">Class Clustering_jerarquico_aglomerativo</text:h>
      <text:list xml:id="list3655941830058992924" text:style-name="L1">
        <text:list-item>
          <text:p text:style-name="P5">java.lang.Object </text:p>
          <text:list>
            <text:list-item>
              <text:p text:style-name="P3">clases.Analisis </text:p>
              <text:list>
                <text:list-item>
                  <text:p text:style-name="P6">clases.Clustering_jerarquico_aglomerativo </text:p>
                </text:list-item>
              </text:list>
            </text:list-item>
          </text:list>
        </text:list-item>
      </text:list>
      <text:list xml:id="list9174526835655885398" text:style-name="L2">
        <text:list-header>
          <text:p text:style-name="P11">public class <text:span text:style-name="T1">Clustering_jerarquico_aglomerativo</text:span></text:p>
          <text:p text:style-name="P9">extends clases.Analisis</text:p>
        </text:list-header>
      </text:list>
      <text:h text:style-name="P14" text:outline-level="4">Esta clas contiene <text:s/><text:span text:style-name="Source_20_Text">ArrayList&lt;ArrayList&lt;Float&gt;&gt; conj_respuestas,</text:span></text:h>
      <text:p text:style-name="P8"><text:span text:style-name="Source_20_Text">ArrayList&lt;ArrayList&lt;Clusters&gt;&gt; , i un Hashmap(int, int) para guardar las rutas de elementos i clusters</text:span>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Heading">Constructor and Description</text:p>
          </table:table-cell>
        </table:table-row>
        <table:table-row table:style-name="Tabla1.2">
          <table:table-cell table:style-name="Tabla1.A1" office:value-type="string">
            <text:p text:style-name="Table_20_Contents"><text:a xlink:type="simple" xlink:href="../Clustering_jerarquico_aglomerativo.html#Clustering_jerarquico_aglomerativo-java.util.ArrayList-java.util.ArrayList-" text:style-name="Internet_20_link" text:visited-style-name="Visited_20_Internet_20_Link"><text:span text:style-name="Source_20_Text"><text:span text:style-name="T1">Clustering_jerarquico_aglomerativo</text:span></text:span></text:a><text:span text:style-name="Source_20_Text">(</text:span></text:p>
            <text:p text:style-name="Table_20_Contents"><text:span text:style-name="Source_20_Text">ArrayList&lt;ArrayList&lt;Float&gt;&gt; conj_respuestas, ArrayList&lt;clases.Encuesta_Respondida&gt; ER1)</text:span> </text:p>
          </table:table-cell>
        </table:table-row>
      </table:table>
      <text:list xml:id="list2347840884271398811" text:style-name="L3">
        <text:list-item>
          <text:list>
            <text:list-item>
              <text:list>
                <text:list-item>
                  <text:h text:style-name="P16" text:outline-level="3">Method Summary</text:h>
                </text:list-item>
              </text:list>
            </text:list-item>
          </text:list>
        </text:list-item>
      </text:list>
      <text:p text:style-name="P2"><text:bookmark text:name="t0"/>All Methods <text:bookmark text:name="t2"/><text:a xlink:type="simple" xlink:href="javascript:show(2);" text:style-name="Internet_20_link" text:visited-style-name="Visited_20_Internet_20_Link">Instance Methods</text:a> <text:bookmark text:name="t4"/><text:a xlink:type="simple" xlink:href="javascript:show(8);" text:style-name="Internet_20_link" text:visited-style-name="Visited_20_Internet_20_Link">Concrete Methods</text:a> 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Heading">Modifier and Type</text:p>
          </table:table-cell>
          <table:table-cell table:style-name="Tabla2.A1" office:value-type="string">
            <text:p text:style-name="Table_20_Heading">Method and Description<text:bookmark text:name="i0"/></text:p>
          </table:table-cell>
        </table:table-row>
        <table:table-row table:style-name="Tabla2.2">
          <table:table-cell table:style-name="Tabla2.A1" office:value-type="string">
            <text:p text:style-name="Table_20_Contents"><text:span text:style-name="Source_20_Text">void</text:span></text:p>
          </table:table-cell>
          <table:table-cell table:style-name="Tabla2.A1" office:value-type="string">
            <text:p text:style-name="Table_20_Contents"><text:a xlink:type="simple" xlink:href="../Clustering_jerarquico_aglomerativo.html#Avansa_Clustering-int-int-" text:style-name="Internet_20_link" text:visited-style-name="Visited_20_Internet_20_Link"><text:span text:style-name="Source_20_Text"><text:span text:style-name="T1">Avansa_Clustering</text:span></text:span></text:a><text:span text:style-name="Source_20_Text">(int idCluster1, int idCluster2)</text:span> <text:bookmark text:name="i1"/></text:p>
          </table:table-cell>
        </table:table-row>
        <table:table-row table:style-name="Tabla2.3">
          <table:table-cell table:style-name="Tabla2.A1" office:value-type="string">
            <text:p text:style-name="Table_20_Contents"><text:span text:style-name="Source_20_Text">java.util.ArrayList&lt;clases.Cluster&gt;</text:span></text:p>
          </table:table-cell>
          <table:table-cell table:style-name="Tabla2.A1" office:value-type="string">
            <text:p text:style-name="Table_20_Contents"><text:a xlink:type="simple" xlink:href="../Clustering_jerarquico_aglomerativo.html#getLista_perfiles--" text:style-name="Internet_20_link" text:visited-style-name="Visited_20_Internet_20_Link"><text:span text:style-name="Source_20_Text"><text:span text:style-name="T1">getLista_perfiles</text:span></text:span></text:a><text:span text:style-name="Source_20_Text">()</text:span> <text:bookmark text:name="i2"/></text:p>
          </table:table-cell>
        </table:table-row>
        <table:table-row table:style-name="Tabla2.2">
          <table:table-cell table:style-name="Tabla2.A1" office:value-type="string">
            <text:p text:style-name="Table_20_Contents"><text:span text:style-name="Source_20_Text">java.util.ArrayList&lt;clases.Cluster&gt;</text:span></text:p>
          </table:table-cell>
          <table:table-cell table:style-name="Tabla2.A1" office:value-type="string">
            <text:p text:style-name="Table_20_Contents"><text:a xlink:type="simple" xlink:href="../Clustering_jerarquico_aglomerativo.html#getListaPerfilesValidos--" text:style-name="Internet_20_link" text:visited-style-name="Visited_20_Internet_20_Link"><text:span text:style-name="Source_20_Text"><text:span text:style-name="T1">getListaPerfilesValidos</text:span></text:span></text:a><text:span text:style-name="Source_20_Text">()</text:span> <text:bookmark text:name="i3"/></text:p>
          </table:table-cell>
        </table:table-row>
        <table:table-row table:style-name="Tabla2.3">
          <table:table-cell table:style-name="Tabla2.A1" office:value-type="string">
            <text:p text:style-name="Table_20_Contents"><text:span text:style-name="Source_20_Text">int</text:span></text:p>
          </table:table-cell>
          <table:table-cell table:style-name="Tabla2.A1" office:value-type="string">
            <text:p text:style-name="Table_20_Contents"><text:a xlink:type="simple" xlink:href="../Clustering_jerarquico_aglomerativo.html#getnum_clusters_validos--" text:style-name="Internet_20_link" text:visited-style-name="Visited_20_Internet_20_Link"><text:span text:style-name="Source_20_Text"><text:span text:style-name="T1">getnum_clusters_validos</text:span></text:span></text:a><text:span text:style-name="Source_20_Text">()</text:span> <text:bookmark text:name="i4"/></text:p>
          </table:table-cell>
        </table:table-row>
        <table:table-row table:style-name="Tabla2.2">
          <table:table-cell table:style-name="Tabla2.A1" office:value-type="string">
            <text:p text:style-name="Table_20_Contents"><text:span text:style-name="Source_20_Text">boolean</text:span></text:p>
          </table:table-cell>
          <table:table-cell table:style-name="Tabla2.A1" office:value-type="string">
            <text:p text:style-name="Table_20_Contents"><text:a xlink:type="simple" xlink:href="../Clustering_jerarquico_aglomerativo.html#perfil_valido-int-" text:style-name="Internet_20_link" text:visited-style-name="Visited_20_Internet_20_Link"><text:span text:style-name="Source_20_Text"><text:span text:style-name="T1">perfil_valido</text:span></text:span></text:a><text:span text:style-name="Source_20_Text">(int IDCLuster)</text:span> </text:p>
          </table:table-cell>
        </table:table-row>
      </table:table>
      <text:list xml:id="list37471912" text:continue-numbering="true" text:style-name="L3">
        <text:list-item>
          <text:list>
            <text:list-item>
              <text:list>
                <text:list-item>
                  <text:h text:style-name="P16" text:outline-level="3">Methods inherited from class .Analisis</text:h>
                  <text:p text:style-name="P4"><text:span text:style-name="Source_20_Text">Assignar_representantes, Clusters_con_menor_distancia, Comprobar_nombre_unico, distancia, Genera_arbre_concret, getNombre_analisis, getTipo_analisis, print_Lista_perfiles_validos, print_nombres, print_representantes, setNombre_analisis, setTipo_analisis, Transforma_vectdeFLoats</text:span> </text:p>
                </text:list-item>
                <text:list-item>
                  <text:h text:style-name="P16" text:outline-level="3">Methods inherited from .Object</text:h>
                  <text:p text:style-name="P7"><text:span text:style-name="Source_20_Text">clone, equals, finalize, getClass, hashCode, notify, notifyAll, </text:span><text:soft-page-break/><text:span text:style-name="Source_20_Text">toString, wait, wait, wait</text:span> </text:p>
                </text:list-item>
              </text:list>
            </text:list-item>
          </text:list>
        </text:list-item>
      </text:list>
      <text:list xml:id="list1502130474629523190" text:style-name="L4">
        <text:list-item>
          <text:list>
            <text:list-item>
              <text:list>
                <text:list-item>
                  <text:h text:style-name="P17" text:outline-level="3">Constructor Detail</text:h>
                  <text:list>
                    <text:list-item>
                      <text:h text:style-name="P13" text:outline-level="4">Clustering_jerarquico_aglomerativo</text:h>
                    </text:list-item>
                  </text:list>
                  <text:p text:style-name="P12">publicClustering_jerarquico_aglomerativo(java.util.ArrayList&lt;java.util.ArrayList&lt;java.lang.Float&gt;&gt;conj_respuestas,</text:p>
                  <text:p text:style-name="P10"><text:s text:c="42"/>java.util.ArrayList&lt;clases.Encuesta_Respondida&gt;ER1)</text:p>
                </text:list-item>
                <text:list-item>
                  <text:h text:style-name="P17" text:outline-level="3">Method Detail</text:h>
                  <text:list>
                    <text:list-item>
                      <text:h text:style-name="P13" text:outline-level="4">getLista_perfiles</text:h>
                    </text:list-item>
                  </text:list>
                  <text:p text:style-name="P10">publicjava.util.ArrayList&lt;clases.Cluster&gt;getLista_perfiles()</text:p>
                  <text:list text:continue-numbering="true">
                    <text:list-item>
                      <text:h text:style-name="P13" text:outline-level="4">getnum_clusters_validos</text:h>
                    </text:list-item>
                  </text:list>
                  <text:p text:style-name="P10">publicintgetnum_clusters_validos()</text:p>
                  <text:list text:continue-numbering="true">
                    <text:list-item>
                      <text:h text:style-name="P13" text:outline-level="4">perfil_valido</text:h>
                    </text:list-item>
                  </text:list>
                  <text:p text:style-name="P10">publicbooleanperfil_valido(intIDCLuster)</text:p>
                  <text:list text:continue-numbering="true">
                    <text:list-item>
                      <text:h text:style-name="P13" text:outline-level="4">Avansa_Clustering</text:h>
                    </text:list-item>
                  </text:list>
                  <text:p text:style-name="P12">publicvoidAvansa_Clustering(intidCluster1,</text:p>
                  <text:p text:style-name="P10"><text:s text:c="30"/>intidCluster2)</text:p>
                  <text:list text:continue-numbering="true">
                    <text:list-item>
                      <text:h text:style-name="P13" text:outline-level="4">getListaPerfilesValidos</text:h>
                    </text:list-item>
                  </text:list>
                  <text:p text:style-name="P10">publicjava.util.ArrayList&lt;clases.Cluster&gt;getListaPerfilesValidos()</text:p>
                </text:list-item>
              </text:list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, monospace"/>
    <style:font-face style:name="DejaVu Sans" svg:font-family="'DejaVu Sans', Arial, Helvetica, sans-serif"/>
    <style:font-face style:name="OpenSymbol" svg:font-family="OpenSymbol"/>
    <style:font-face style:name="Arial1" svg:font-family="Arial" style:font-family-generic="swiss"/>
    <style:font-face style:name="Segoe UI" svg:font-family="'Segoe UI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53833" style:font-name="DejaVu Sans" fo:font-size="10.5pt" style:font-name-asian="DejaVu Sans" style:font-size-asian="10.5pt" style:font-name-complex="DejaVu Sans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15pt" fo:font-weight="bold" style:font-name-asian="HG Mincho Light J" style:font-size-asian="15pt" style:font-weight-asian="bold" style:font-name-complex="Arial Unicode MS" style:font-size-complex="15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.5pt" style:font-name-asian="DejaVu Sans Mono" style:font-size-asian="10.5pt" style:font-name-complex="DejaVu Sans Mono" style:font-size-complex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3.5pt" fo:font-weight="bold" style:font-name-asian="SimSun" style:font-size-asian="13.5pt" style:font-weight-asian="bold" style:font-name-complex="Arial" style:font-size-complex="13.5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2pt" fo:font-style="italic" fo:font-weight="bold" style:font-name-asian="SimSun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9.75pt" fo:font-weight="bold" style:font-name-asian="SimSun" style:font-size-asian="9.75pt" style:font-weight-asian="bold" style:font-name-complex="Arial" style:font-size-complex="9.75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9pt" fo:font-weight="bold" style:font-name-asian="SimSun" style:font-size-asian="9pt" style:font-weight-asian="bold" style:font-name-complex="Arial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8.25pt" fo:font-weight="bold" style:font-name-asian="SimSun" style:font-size-asian="8.25pt" style:font-weight-asian="bold" style:font-name-complex="Arial" style:font-size-complex="8.25pt" style:font-weight-complex="bold"/>
    </style:style>
    <style:style style:name="Encabezado_20_1.hidden" style:display-name="Encabezado 1.hidden" style:family="paragraph" style:parent-style-name="Heading_20_1">
      <style:text-properties fo:font-size="7.5pt" style:font-size-asian="7.5pt" style:font-size-complex="7.5pt"/>
    </style:style>
    <style:style style:name="Encabezado_20_2.title" style:display-name="Encabezado 2.title" style:family="paragraph" style:parent-style-name="Heading_20_2">
      <style:paragraph-properties fo:margin-left="0.265cm" fo:margin-right="0.265cm" fo:margin-top="0.265cm" fo:margin-bottom="0.265cm" fo:text-indent="0cm" style:auto-text-indent="false"/>
      <style:text-properties fo:color="#2c455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4a6782" style:text-line-through-style="none" style:text-underline-style="none" style:text-blinking="false" style:text-overline-style="none" style:text-overline-color="font-color"/>
    </style:style>
    <style:style style:name="Source_20_Text" style:display-name="Source Text" style:family="text">
      <style:text-properties style:font-name="DejaVu Sans Mono" fo:font-size="10.5pt" style:font-name-asian="DejaVu Sans Mono" style:font-size-asian="10.5pt" style:font-name-complex="DejaVu Sans Mono" style:font-size-complex="10.5pt"/>
    </style:style>
    <style:style style:name="Teletype" style:family="text">
      <style:text-properties style:font-name="DejaVu Sans Mono" fo:font-size="10.5pt" style:font-name-asian="DejaVu Sans Mono" style:font-size-asian="10.5pt" style:font-name-complex="DejaVu Sans Mono" style:font-size-complex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lustering_jerarquico_aglomerativo</dc:title>
    <dc:date>2017-04-21T17:29:41.42</dc:date>
    <dc:creator>enric </dc:creator>
    <meta:generator>OpenOffice/4.1.1$Win32 OpenOffice.org_project/411m6$Build-9775</meta:generator>
    <meta:document-statistic meta:table-count="2" meta:image-count="0" meta:object-count="0" meta:page-count="2" meta:paragraph-count="45" meta:word-count="142" meta:character-count="1950"/>
    <meta:user-defined meta:name="date">2017-04-21</meta:user-defined>
  </office:meta>
</office:document-meta>
</file>